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4.3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16e0da" officeooo:paragraph-rsid="0016e0da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65ad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a5e4b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c92c1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2c92c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2c92c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2c92c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2c92c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2c92c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2c92c1"/>
    </style:style>
    <style:style style:name="T1" style:family="text">
      <style:text-properties fo:font-size="10pt" fo:font-weight="bold" officeooo:rsid="002fa57f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265ad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97ff5" style:font-size-asian="10pt" style:font-weight-asian="bold" style:font-size-complex="10pt" style:font-weight-complex="bold"/>
    </style:style>
    <style:style style:name="T4" style:family="text">
      <style:text-properties officeooo:rsid="005db0e0"/>
    </style:style>
    <style:style style:name="T5" style:family="text">
      <style:text-properties style:font-name="LegacySanITCBoo" fo:font-size="10pt" fo:font-weight="bold" officeooo:rsid="00265add" style:font-size-asian="10pt" style:font-weight-asian="bold" style:font-size-complex="10pt" style:font-weight-complex="bold"/>
    </style:style>
    <style:style style:name="T6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7" style:family="text">
      <style:text-properties style:font-name="LegacySanITCBoo" fo:font-size="9pt" fo:font-weight="bold" officeooo:rsid="002cb441" style:font-size-asian="9pt" style:font-weight-asian="bold" style:font-size-complex="9pt" style:font-weight-complex="bold"/>
    </style:style>
    <style:style style:name="T8" style:family="text">
      <style:text-properties officeooo:rsid="00265add"/>
    </style:style>
    <style:style style:name="T9" style:family="text">
      <style:text-properties officeooo:rsid="002cb4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ext-input text:description="">#foreach($usuari in ${dades.keySet()})</text:text-input></text:span></text:p>
      <text:p text:style-name="P5"><text:span text:style-name="T1"><text:text-input text:description="">$usuari</text:text-input>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row>
          <table:table-cell table:style-name="Taula1.A1" office:value-type="string">
            <text:p text:style-name="P9">Data</text:p>
          </table:table-cell>
          <table:table-cell table:style-name="Taula1.B1" office:value-type="string">
            <text:p text:style-name="P10">Nombre d’expedients creats</text:p>
          </table:table-cell>
          <table:table-cell table:style-name="Taula1.C1" office:value-type="string">
            <text:p text:style-name="P10">Nombre d’expedients creats actumulat</text:p>
          </table:table-cell>
          <table:table-cell table:style-name="Taula1.D1" office:value-type="string">
            <text:p text:style-name="P10">Nombre d’expedients tancats</text:p>
          </table:table-cell>
          <table:table-cell table:style-name="Taula1.E1" office:value-type="string">
            <text:p text:style-name="P10">Nombre d’expedients tancats acumulat</text:p>
          </table:table-cell>
          <table:table-cell table:style-name="Taula1.F1" office:value-type="string">
            <text:p text:style-name="P11"><text:span text:style-name="T6">Nombre de </text:span><text:span text:style-name="T7">tasques tramitades</text:span></text:p>
          </table:table-cell>
        </table:table-row>
        <table:table-row table:style-name="Taula1.2">
          <table:table-cell table:style-name="Taula1.A2" office:value-type="string">
            <text:p text:style-name="P6"><text:text-input text:description="">@before-row#foreach($historic in ${dades.get($usuari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6"><text:text-input text:description="">$historic.numExpedientsCreats</text:text-input></text:p>
          </table:table-cell>
          <table:table-cell table:style-name="Taula1.C2" office:value-type="string">
            <text:p text:style-name="P7"><text:text-input text:description="">$historic.numExpedientsCreatsTotal</text:text-input></text:p>
          </table:table-cell>
          <table:table-cell table:style-name="Taula1.D2" office:value-type="string">
            <text:p text:style-name="P8"><text:text-input text:description="">$historic.numExpedientsTancats</text:text-input></text:p>
          </table:table-cell>
          <table:table-cell table:style-name="Taula1.E2" office:value-type="string">
            <text:p text:style-name="P6"><text:text-input text:description="">$historic.numExpedientsTancatsTotal</text:text-input></text:p>
          </table:table-cell>
          <table:table-cell table:style-name="Taula1.F2" office:value-type="string">
            <text:p text:style-name="P6"><text:text-input text:description="">$historic.numTasquesTramitades</text:text-input></text:p>
          </table:table-cell>
        </table:table-row>
      </table:table>
      <text:p text:style-name="P5"><text:span text:style-name="T1"><text:text-input text:description=""/></text:span><text:span text:style-name="T1"><text:text-input text:description="">#end</text:text-input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16e0da" officeooo:paragraph-rsid="0016e0d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HISTÒRIC D’EXPEDIENTS PER USUARIS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21:40.490207551</meta:creation-date>
    <meta:generator>LibreOffice/6.4.6.2$Linux_X86_64 LibreOffice_project/40$Build-2</meta:generator>
    <meta:editing-duration>PT1H26M10S</meta:editing-duration>
    <meta:editing-cycles>22</meta:editing-cycles>
    <dc:date>2020-11-06T12:09:58.603846351</dc:date>
    <meta:document-statistic meta:table-count="1" meta:image-count="1" meta:object-count="0" meta:page-count="1" meta:paragraph-count="18" meta:word-count="63" meta:character-count="546" meta:non-whitespace-character-count="522"/>
  </office:meta>
</office:document-meta>
</file>